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/>
      <style:text-properties fo:font-size="12pt" fo:font-weight="bold" officeooo:rsid="000b0a9c" officeooo:paragraph-rsid="000b0a9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a0494" officeooo:paragraph-rsid="000a0494" style:font-size-asian="12pt" style:font-weight-asian="bold" style:font-size-complex="13.6999998092651pt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00b0a9c" officeooo:paragraph-rsid="000b0a9c" style:font-weight-asian="normal" style:font-weight-complex="normal"/>
    </style:style>
    <style:style style:name="P6" style:family="paragraph" style:parent-style-name="Text_20_body">
      <style:text-properties fo:font-size="13pt" style:text-underline-style="solid" style:text-underline-width="auto" style:text-underline-color="font-color" officeooo:rsid="000fffd4" officeooo:paragraph-rsid="000fffd4"/>
    </style:style>
    <style:style style:name="P7" style:family="paragraph" style:parent-style-name="Text_20_body">
      <style:text-properties officeooo:paragraph-rsid="000fffd4"/>
    </style:style>
    <style:style style:name="P8" style:family="paragraph" style:parent-style-name="Text_20_body">
      <style:text-properties officeooo:paragraph-rsid="0011e7a1"/>
    </style:style>
    <style:style style:name="P9" style:family="paragraph" style:parent-style-name="Text_20_body">
      <style:text-properties officeooo:rsid="00198e5a" officeooo:paragraph-rsid="00198e5a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/>
      <style:text-properties officeooo:rsid="000b0a9c" officeooo:paragraph-rsid="000b0a9c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1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5in" style:auto-text-indent="false" style:page-number="auto" fo:background-color="transparent"/>
      <style:text-properties officeooo:rsid="002debb2" officeooo:paragraph-rsid="002e55d6"/>
    </style:style>
    <style:style style:name="P15" style:family="paragraph" style:parent-style-name="Text_20_body">
      <style:text-properties style:text-underline-style="solid" style:text-underline-width="auto" style:text-underline-color="font-color" officeooo:rsid="00274741" officeooo:paragraph-rsid="00274741"/>
    </style:style>
    <style:style style:name="P16" style:family="paragraph" style:parent-style-name="Text_20_body">
      <style:text-properties officeooo:rsid="0027b31a" officeooo:paragraph-rsid="0027b31a"/>
    </style:style>
    <style:style style:name="P17" style:family="paragraph" style:parent-style-name="Text_20_body">
      <style:text-properties officeooo:rsid="002c2842" officeooo:paragraph-rsid="002debb2"/>
    </style:style>
    <style:style style:name="P18" style:family="paragraph" style:parent-style-name="Text_20_body">
      <style:text-properties officeooo:rsid="002e55d6" officeooo:paragraph-rsid="002e55d6"/>
    </style:style>
    <style:style style:name="P19" style:family="paragraph" style:parent-style-name="Text_20_body">
      <style:text-properties officeooo:rsid="0030097c" officeooo:paragraph-rsid="0030097c"/>
    </style:style>
    <style:style style:name="P20" style:family="paragraph" style:parent-style-name="Text_20_body">
      <style:text-properties officeooo:rsid="0030ac4e" officeooo:paragraph-rsid="0030ac4e"/>
    </style:style>
    <style:style style:name="P21" style:family="paragraph" style:parent-style-name="Text_20_body">
      <style:text-properties officeooo:rsid="00328958" officeooo:paragraph-rsid="00328958"/>
    </style:style>
    <style:style style:name="P22" style:family="paragraph" style:parent-style-name="Text_20_body">
      <style:text-properties officeooo:rsid="0033079b" officeooo:paragraph-rsid="0033079b"/>
    </style:style>
    <style:style style:name="P23" style:family="paragraph" style:parent-style-name="Title">
      <style:text-properties officeooo:paragraph-rsid="00274741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officeooo:rsid="000a0494" officeooo:paragraph-rsid="000a0494" style:font-size-asian="12pt" style:font-weight-asian="bold" style:font-size-complex="13.6999998092651pt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 style:list-style-name="">
      <style:text-properties officeooo:paragraph-rsid="000bcf36"/>
    </style:style>
    <style:style style:name="P27" style:family="paragraph" style:parent-style-name="Heading_20_1">
      <style:paragraph-properties fo:break-before="page"/>
      <style:text-properties officeooo:rsid="000bcf36" officeooo:paragraph-rsid="000bcf36"/>
    </style:style>
    <style:style style:name="P28" style:family="paragraph" style:parent-style-name="Heading_20_1">
      <style:text-properties officeooo:rsid="000bcf36" officeooo:paragraph-rsid="000bcf36"/>
    </style:style>
    <style:style style:name="P29" style:family="paragraph" style:parent-style-name="Heading_20_1">
      <style:text-properties officeooo:rsid="001bce41" officeooo:paragraph-rsid="002c2842"/>
    </style:style>
    <style:style style:name="P30" style:family="paragraph" style:parent-style-name="Heading_20_2">
      <style:text-properties officeooo:rsid="000bcf36" officeooo:paragraph-rsid="000bcf36"/>
    </style:style>
    <style:style style:name="P31" style:family="paragraph" style:parent-style-name="Heading_20_2">
      <style:text-properties officeooo:rsid="00274741" officeooo:paragraph-rsid="00274741"/>
    </style:style>
    <style:style style:name="P32" style:family="paragraph" style:parent-style-name="Heading_20_2">
      <style:text-properties officeooo:rsid="0011e7a1" officeooo:paragraph-rsid="0011e7a1"/>
    </style:style>
    <style:style style:name="P33" style:family="paragraph" style:parent-style-name="Heading_20_2">
      <style:text-properties officeooo:rsid="00198e5a" officeooo:paragraph-rsid="00198e5a"/>
    </style:style>
    <style:style style:name="P34" style:family="paragraph" style:parent-style-name="Heading_20_2">
      <style:text-properties officeooo:paragraph-rsid="00198e5a"/>
    </style:style>
    <style:style style:name="P35" style:family="paragraph" style:parent-style-name="Heading_20_2">
      <style:text-properties officeooo:rsid="001a2c1f" officeooo:paragraph-rsid="001a2c1f"/>
    </style:style>
    <style:style style:name="P36" style:family="paragraph" style:parent-style-name="Heading_20_2">
      <style:text-properties officeooo:rsid="002debb2" officeooo:paragraph-rsid="002debb2"/>
    </style:style>
    <style:style style:name="P37" style:family="paragraph" style:parent-style-name="Heading_20_2">
      <style:text-properties officeooo:rsid="001bce41" officeooo:paragraph-rsid="001bce41"/>
    </style:style>
    <style:style style:name="P38" style:family="paragraph" style:parent-style-name="Heading_20_2">
      <style:paragraph-properties fo:margin-left="0in" fo:margin-right="0in" fo:text-indent="0in" style:auto-text-indent="false"/>
      <style:text-properties officeooo:paragraph-rsid="002c2842"/>
    </style:style>
    <style:style style:name="P39" style:family="paragraph" style:parent-style-name="Text_20_body" style:list-style-name="L1">
      <style:text-properties officeooo:paragraph-rsid="0011e7a1"/>
    </style:style>
    <style:style style:name="P40" style:family="paragraph" style:parent-style-name="Text_20_body" style:list-style-name="L1">
      <style:text-properties officeooo:paragraph-rsid="0013a9e7"/>
    </style:style>
    <style:style style:name="P41" style:family="paragraph" style:parent-style-name="Text_20_body" style:list-style-name="L1">
      <style:text-properties officeooo:paragraph-rsid="0018ed4b"/>
    </style:style>
    <style:style style:name="P42" style:family="paragraph" style:parent-style-name="Text_20_body" style:list-style-name="L1">
      <style:text-properties fo:font-size="13pt" officeooo:rsid="0018ed4b" officeooo:paragraph-rsid="0018ed4b"/>
    </style:style>
    <style:style style:name="P43" style:family="paragraph" style:parent-style-name="Text_20_body" style:list-style-name="L1">
      <style:text-properties fo:font-size="13pt" officeooo:rsid="0013a9e7" officeooo:paragraph-rsid="0027b31a"/>
    </style:style>
    <style:style style:name="P44" style:family="paragraph" style:parent-style-name="Text_20_body" style:list-style-name="L1">
      <style:text-properties fo:font-size="13pt" officeooo:rsid="0013a9e7" officeooo:paragraph-rsid="0018ed4b"/>
    </style:style>
    <style:style style:name="P45" style:family="paragraph" style:parent-style-name="Text_20_body" style:list-style-name="L1">
      <style:text-properties fo:font-size="13pt" officeooo:rsid="0013a9e7" officeooo:paragraph-rsid="0013a9e7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5in" style:auto-text-indent="false" fo:background-color="transparent"/>
      <style:text-properties officeooo:rsid="002e55d6" officeooo:paragraph-rsid="002e55d6"/>
    </style:style>
    <style:style style:name="P47" style:family="paragraph" style:parent-style-name="Text_20_body">
      <style:text-properties style:text-underline-style="none" officeooo:rsid="002e55d6" officeooo:paragraph-rsid="002e55d6"/>
    </style:style>
    <style:style style:name="P4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5in" style:auto-text-indent="false" style:page-number="auto" fo:background-color="transparent"/>
      <style:text-properties officeooo:rsid="002c2842" officeooo:paragraph-rsid="002debb2"/>
    </style:style>
    <style:style style:name="P49" style:family="paragraph" style:parent-style-name="Text_20_body" style:list-style-name="L2">
      <style:text-properties officeooo:rsid="0030ac4e" officeooo:paragraph-rsid="0030ac4e"/>
    </style:style>
    <style:style style:name="P50" style:family="paragraph" style:parent-style-name="Text_20_body" style:list-style-name="L2">
      <style:text-properties officeooo:rsid="0033079b" officeooo:paragraph-rsid="0033079b"/>
    </style:style>
    <style:style style:name="P51" style:family="paragraph" style:parent-style-name="Text_20_body">
      <style:text-properties officeooo:rsid="00344981" officeooo:paragraph-rsid="00344981"/>
    </style:style>
    <style:style style:name="P52" style:family="paragraph" style:parent-style-name="Text_20_body">
      <style:text-properties officeooo:rsid="00358f5d" officeooo:paragraph-rsid="00358f5d"/>
    </style:style>
    <style:style style:name="P53" style:family="paragraph" style:parent-style-name="Text_20_body">
      <style:text-properties officeooo:rsid="0036ef05" officeooo:paragraph-rsid="0036ef05"/>
    </style:style>
    <style:style style:name="T1" style:family="text">
      <style:text-properties officeooo:rsid="000a0494"/>
    </style:style>
    <style:style style:name="T2" style:family="text">
      <style:text-properties fo:font-weight="bold" officeooo:rsid="00245314" style:font-weight-asian="bold" style:font-weight-complex="bold"/>
    </style:style>
    <style:style style:name="T3" style:family="text">
      <style:text-properties fo:font-weight="bold" officeooo:rsid="0038b09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bcf36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274741" style:font-size-asian="16pt" style:font-weight-asian="bold" style:font-size-complex="16pt" style:font-weight-complex="bold"/>
    </style:style>
    <style:style style:name="T8" style:family="text">
      <style:text-properties style:text-underline-style="solid" style:text-underline-width="auto" style:text-underline-color="font-color" officeooo:rsid="0011e7a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74741"/>
    </style:style>
    <style:style style:name="T11" style:family="text">
      <style:text-properties style:text-underline-style="none" officeooo:rsid="0027b31a"/>
    </style:style>
    <style:style style:name="T12" style:family="text">
      <style:text-properties fo:font-size="13pt" style:text-underline-style="solid" style:text-underline-width="auto" style:text-underline-color="font-color" officeooo:rsid="000fffd4"/>
    </style:style>
    <style:style style:name="T13" style:family="text">
      <style:text-properties fo:font-size="13pt" style:text-underline-style="solid" style:text-underline-width="auto" style:text-underline-color="font-color" officeooo:rsid="00274741"/>
    </style:style>
    <style:style style:name="T14" style:family="text">
      <style:text-properties fo:font-size="13pt" officeooo:rsid="000fffd4"/>
    </style:style>
    <style:style style:name="T15" style:family="text">
      <style:text-properties fo:font-size="13pt" officeooo:rsid="0011e7a1"/>
    </style:style>
    <style:style style:name="T16" style:family="text">
      <style:text-properties fo:font-size="13pt" officeooo:rsid="0013a9e7"/>
    </style:style>
    <style:style style:name="T17" style:family="text">
      <style:text-properties fo:font-size="13pt" officeooo:rsid="001471ef"/>
    </style:style>
    <style:style style:name="T18" style:family="text">
      <style:text-properties fo:font-size="13pt" officeooo:rsid="0018ed4b"/>
    </style:style>
    <style:style style:name="T19" style:family="text">
      <style:text-properties fo:font-size="13pt" officeooo:rsid="00274741"/>
    </style:style>
    <style:style style:name="T20" style:family="text">
      <style:text-properties officeooo:rsid="0011e7a1"/>
    </style:style>
    <style:style style:name="T21" style:family="text">
      <style:text-properties style:font-name="Arial" fo:font-size="16.1000003814697pt" fo:font-weight="bold" officeooo:rsid="002c2842" style:font-name-asian="Noto Sans CJK SC" style:font-size-asian="16.1000003814697pt" style:font-weight-asian="bold" style:font-name-complex="Droid Sans Devanagari1" style:font-size-complex="16.1000003814697pt" style:font-weight-complex="bold"/>
    </style:style>
    <style:style style:name="T22" style:family="text">
      <style:text-properties officeooo:rsid="0018ed4b"/>
    </style:style>
    <style:style style:name="T23" style:family="text">
      <style:text-properties officeooo:rsid="00198e5a"/>
    </style:style>
    <style:style style:name="T24" style:family="text">
      <style:text-properties officeooo:rsid="00274741"/>
    </style:style>
    <style:style style:name="T25" style:family="text">
      <style:text-properties officeooo:rsid="0027b31a"/>
    </style:style>
    <style:style style:name="T26" style:family="text">
      <style:text-properties officeooo:rsid="00291b11"/>
    </style:style>
    <style:style style:name="T27" style:family="text">
      <style:text-properties officeooo:rsid="002c2842"/>
    </style:style>
    <style:style style:name="T28" style:family="text">
      <style:text-properties officeooo:rsid="002debb2"/>
    </style:style>
    <style:style style:name="T29" style:family="text">
      <style:text-properties officeooo:rsid="0030097c"/>
    </style:style>
    <style:style style:name="T30" style:family="text">
      <style:text-properties officeooo:rsid="00328958"/>
    </style:style>
    <style:style style:name="T31" style:family="text">
      <style:text-properties officeooo:rsid="0033079b"/>
    </style:style>
    <style:style style:name="T32" style:family="text">
      <style:text-properties officeooo:rsid="00344981"/>
    </style:style>
    <style:style style:name="T33" style:family="text">
      <style:text-properties officeooo:rsid="00358f5d"/>
    </style:style>
    <style:style style:name="T34" style:family="text">
      <style:text-properties officeooo:rsid="0036ef0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Техническое задание<text:line-break/><text:span text:style-name="T6">на разработку </text:span><text:span text:style-name="T7">информационной системы</text:span><text:span text:style-name="T6"><text:line-break/>«</text:span><text:span text:style-name="T7">В</text:span><text:span text:style-name="T6">еб-</text:span><text:span text:style-name="T7">ресурс</text:span><text:span text:style-name="T6"> для предоставления анонимной критики»</text:span></text:p>
      <text:p text:style-name="P4"/>
      <text:p text:style-name="P10">на <text:span text:style-name="T3">10</text:span><text:span text:style-name="T4"> листах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Санкт-Петербург<text:line-break/>202<text:span text:style-name="T24">2</text:span> г.</text:p>
      <text:table-of-content text:style-name="Sect1" text:protected="true" text:name="Table of Contents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25" text:outline-level="1">Содержание</text:h>
          </text:index-title>
          <text:p text:style-name="P11"><text:a xlink:type="simple" xlink:href="#__RefHeading___Toc223_1684008441" text:style-name="Index_20_Link" text:visited-style-name="Index_20_Link">1. Общие сведения<text:tab/>3</text:a></text:p>
          <text:p text:style-name="P12"><text:a xlink:type="simple" xlink:href="#__RefHeading___Toc225_1684008441" text:style-name="Index_20_Link" text:visited-style-name="Index_20_Link">1.1. Полное и краткое наименования системы<text:tab/>3</text:a></text:p>
          <text:p text:style-name="P12"><text:a xlink:type="simple" xlink:href="#__RefHeading___Toc492_3395172683" text:style-name="Index_20_Link" text:visited-style-name="Index_20_Link">1.2. Сведения о заказчике<text:tab/>3</text:a></text:p>
          <text:p text:style-name="P12"><text:a xlink:type="simple" xlink:href="#__RefHeading___Toc230_4037429287" text:style-name="Index_20_Link" text:visited-style-name="Index_20_Link">1.3. Список ответственных исполнителей<text:tab/>3</text:a></text:p>
          <text:p text:style-name="P12"><text:a xlink:type="simple" xlink:href="#__RefHeading___Toc227_1684008441" text:style-name="Index_20_Link" text:visited-style-name="Index_20_Link">1.4. Плановые сроки начала и окончания работы по разработке ИС<text:tab/>3</text:a></text:p>
          <text:p text:style-name="P11"><text:a xlink:type="simple" xlink:href="#__RefHeading___Toc229_1684008441" text:style-name="Index_20_Link" text:visited-style-name="Index_20_Link">2. Назначение и цели разработки системы<text:tab/>4</text:a></text:p>
          <text:p text:style-name="P12"><text:a xlink:type="simple" xlink:href="#__RefHeading___Toc286_4037429287" text:style-name="Index_20_Link" text:visited-style-name="Index_20_Link">2.1. Назначение ИС<text:tab/>4</text:a></text:p>
          <text:p text:style-name="P12"><text:a xlink:type="simple" xlink:href="#__RefHeading___Toc288_4037429287" text:style-name="Index_20_Link" text:visited-style-name="Index_20_Link">2.2. Цель разработки ИС<text:tab/>4</text:a></text:p>
          <text:p text:style-name="P12"><text:a xlink:type="simple" xlink:href="#__RefHeading___Toc290_4037429287" text:style-name="Index_20_Link" text:visited-style-name="Index_20_Link">2.3. Целевая аудитория<text:tab/>4</text:a></text:p>
          <text:p text:style-name="P11"><text:a xlink:type="simple" xlink:href="#__RefHeading___Toc231_1684008441" text:style-name="Index_20_Link" text:visited-style-name="Index_20_Link">3. Требования к системе<text:tab/>4</text:a></text:p>
          <text:p text:style-name="P12"><text:a xlink:type="simple" xlink:href="#__RefHeading___Toc292_4037429287" text:style-name="Index_20_Link" text:visited-style-name="Index_20_Link">3.1. Требования к системе в целом<text:tab/>4</text:a></text:p>
          <text:p text:style-name="P12"><text:a xlink:type="simple" xlink:href="#__RefHeading___Toc294_4037429287" text:style-name="Index_20_Link" text:visited-style-name="Index_20_Link">3.2. Требования к функциям (задачам), выполняемым системой<text:tab/>4</text:a></text:p>
          <text:p text:style-name="P12"><text:a xlink:type="simple" xlink:href="#__RefHeading___Toc1006_3395172683" text:style-name="Index_20_Link" text:visited-style-name="Index_20_Link">3.3. Требования к оформлению<text:tab/>5</text:a></text:p>
          <text:p text:style-name="P12"><text:a xlink:type="simple" xlink:href="#__RefHeading___Toc296_4037429287" text:style-name="Index_20_Link" text:visited-style-name="Index_20_Link">3.4. Требования к видам обеспечения<text:tab/>5</text:a></text:p>
          <text:p text:style-name="P12"><text:a xlink:type="simple" xlink:href="#__RefHeading___Toc1008_3395172683" text:style-name="Index_20_Link" text:visited-style-name="Index_20_Link">3.5. Требования к конфиденциальности и защите прав пользователей<text:tab/>6</text:a></text:p>
          <text:p text:style-name="P11"><text:a xlink:type="simple" xlink:href="#__RefHeading___Toc298_4037429287" text:style-name="Index_20_Link" text:visited-style-name="Index_20_Link">4. Структура веб-ресурса<text:tab/>6</text:a></text:p>
          <text:p text:style-name="P11"><text:a xlink:type="simple" xlink:href="#__RefHeading___Toc298_40374292871" text:style-name="Index_20_Link" text:visited-style-name="Index_20_Link">5. Описание разделов веб-ресурса<text:tab/>7</text:a></text:p>
          <text:p text:style-name="P12"><text:a xlink:type="simple" xlink:href="#__RefHeading___Toc300_40374292872" text:style-name="Index_20_Link" text:visited-style-name="Index_20_Link">5.1. Лендинг<text:tab/>7</text:a></text:p>
          <text:p text:style-name="P12"><text:a xlink:type="simple" xlink:href="#__RefHeading___Toc1174_3395172683" text:style-name="Index_20_Link" text:visited-style-name="Index_20_Link">5.2. О ресурсе<text:tab/>7</text:a></text:p>
          <text:p text:style-name="P12"><text:a xlink:type="simple" xlink:href="#__RefHeading___Toc1176_3395172683" text:style-name="Index_20_Link" text:visited-style-name="Index_20_Link">5.3. Страница авторизации и регистрации<text:tab/>8</text:a></text:p>
          <text:p text:style-name="P12"><text:a xlink:type="simple" xlink:href="#__RefHeading___Toc1178_3395172683" text:style-name="Index_20_Link" text:visited-style-name="Index_20_Link">5.4. Личный кабинет<text:tab/>8</text:a></text:p>
          <text:p text:style-name="P13"><text:a xlink:type="simple" xlink:href="#__RefHeading___Toc1180_3395172683" text:style-name="Index_20_Link" text:visited-style-name="Index_20_Link">5.4.1. Карточка пользователя<text:tab/>8</text:a></text:p>
        </text:index-body>
      </text:table-of-content>
      <text:h text:style-name="P26" text:outline-level="1"/>
      <text:h text:style-name="P27" text:outline-level="1"><text:bookmark-start text:name="__RefHeading___Toc223_1684008441"/>1. Общие сведения<text:bookmark-end text:name="__RefHeading___Toc223_1684008441"/></text:h>
      <text:h text:style-name="P30" text:outline-level="2"><text:bookmark-start text:name="__RefHeading___Toc225_1684008441"/>1.1. Полное и краткое наименования<text:span text:style-name="T24"> системы</text:span><text:bookmark-end text:name="__RefHeading___Toc225_1684008441"/></text:h>
      <text:p text:style-name="P7"><text:span text:style-name="T12">Полное наименование </text:span><text:span text:style-name="T13">ИС</text:span><text:span text:style-name="T14">: «</text:span><text:span text:style-name="T19">Critiq» — веб-ресурс, предоставляющий возможность анонимной публикации контента и получения на него анонимной критики.</text:span></text:p>
      <text:p text:style-name="P6">Краткое наименование <text:span text:style-name="T24">ИС</text:span><text:span text:style-name="T9">: </text:span><text:span text:style-name="T10">Веб-ресурс для получения анонимной критики «Critiq»</text:span><text:span text:style-name="T9">.</text:span></text:p>
      <text:h text:style-name="P31" text:outline-level="2"><text:bookmark-start text:name="__RefHeading___Toc492_3395172683"/>1.2. Сведения о заказчи<text:span text:style-name="T25">ке</text:span><text:bookmark-end text:name="__RefHeading___Toc492_3395172683"/></text:h>
      <text:p text:style-name="P15">Чернявка Никита Андреевич<text:span text:style-name="T9">, </text:span><text:span text:style-name="T11">индивидуальный предприниматель (рег. с 2021 г.), студент РГПУ им. Герцена. </text:span></text:p>
      <text:h text:style-name="P32" text:outline-level="2"><text:bookmark-start text:name="__RefHeading___Toc230_4037429287"/>1.<text:span text:style-name="T24">3</text:span>. Список ответственных исполнителей<text:bookmark-end text:name="__RefHeading___Toc230_4037429287"/></text:h>
      <text:p text:style-name="P8"><text:span text:style-name="T8">Чернявка Никита Андреевич</text:span><text:span text:style-name="T20">: </text:span><text:span text:style-name="T24">Ведущий </text:span><text:span text:style-name="T19">front-end</text:span><text:span text:style-name="T20"> разработчик, </text:span><text:span text:style-name="T25">тех-лид,</text:span><text:span text:style-name="T20"> </text:span><text:span text:style-name="T25">руководитель разработкой ИС</text:span><text:span text:style-name="T20">. </text:span><text:span text:style-name="T25">E-mail: </text:span><text:a xlink:type="simple" xlink:href="mailto:nfriday@ya.ru" text:style-name="Internet_20_link" text:visited-style-name="Visited_20_Internet_20_Link"><text:span text:style-name="T25">nfriday@ya.ru</text:span></text:a><text:span text:style-name="T25">.</text:span></text:p>
      <text:h text:style-name="P30" text:outline-level="2"><text:bookmark-start text:name="__RefHeading___Toc227_1684008441"/>1.<text:span text:style-name="T24">4</text:span>. Плановые сроки начала и окончания работы по разработке <text:span text:style-name="T25">ИС</text:span><text:bookmark-end text:name="__RefHeading___Toc227_1684008441"/></text:h>
      <text:p text:style-name="P8"><text:span text:style-name="T20">Общий срок работ по разработке проекта составляет </text:span><text:span text:style-name="T17">240</text:span><text:span text:style-name="T20"> календарных дней:</text:span></text:p>
      <text:list xml:id="list1128178337" text:style-name="L1">
        <text:list-item>
          <text:p text:style-name="P39"><text:span text:style-name="T15">р</text:span><text:span text:style-name="T20">азработка </text:span><text:span text:style-name="T15">архитектуры </text:span><text:span text:style-name="T16">приложения</text:span><text:span text:style-name="T15"> — 15 календарных дней;</text:span></text:p>
        </text:list-item>
        <text:list-item>
          <text:p text:style-name="P42">проектирование и разработка модулей — 30 календарных дней;</text:p>
        </text:list-item>
        <text:list-item>
          <text:p text:style-name="P40"><text:span text:style-name="T15">р</text:span><text:span text:style-name="T16">азработка структуры веб-ресурса — 15 календарных дней;</text:span></text:p>
        </text:list-item>
        <text:list-item>
          <text:p text:style-name="P43"><text:span text:style-name="T25">проектирование и </text:span><text:span text:style-name="T16">разработка API — 35 календарных дней;</text:span></text:p>
        </text:list-item>
        <text:list-item>
          <text:p text:style-name="P41"><text:span text:style-name="T18">проектирование</text:span><text:span text:style-name="T16"> UX/UI — 25 календарных дней;</text:span></text:p>
        </text:list-item>
        <text:list-item>
          <text:p text:style-name="P43">разработка клиентского приложения (React.js) — 20 календарных дней;</text:p>
        </text:list-item>
        <text:list-item>
          <text:p text:style-name="P44">вёрстка клиентской части — 25 календарных дней;</text:p>
        </text:list-item>
        <text:list-item>
          <text:p text:style-name="P43">разработка серверного приложения (<text:span text:style-name="T22">Next.js</text:span> + MongoDB) — 2<text:span text:style-name="T22">0</text:span> календарных дней;</text:p>
        </text:list-item>
        <text:list-item>
          <text:p text:style-name="P45"><text:span text:style-name="T22">первичное </text:span>наполнение веб-ресурса — 25 календарных дней;</text:p>
        </text:list-item>
        <text:list-item>
          <text:p text:style-name="P45"><text:soft-page-break/>тестирование и отладка — 30 календарных дней.</text:p>
        </text:list-item>
      </text:list>
      <text:h text:style-name="P28" text:outline-level="1"><text:bookmark-start text:name="__RefHeading___Toc229_1684008441"/>2. Назначение и цели разработки<text:span text:style-name="T25"> системы</text:span><text:bookmark-end text:name="__RefHeading___Toc229_1684008441"/></text:h>
      <text:h text:style-name="P33" text:outline-level="2"><text:bookmark-start text:name="__RefHeading___Toc286_4037429287"/>2.1. Назначение <text:span text:style-name="T25">ИС</text:span><text:bookmark-end text:name="__RefHeading___Toc286_4037429287"/></text:h>
      <text:p text:style-name="P9">Основным назначением <text:span text:style-name="T25">информационной системы является предоставление интернет-площадки для получения анонимной критики на медиа-контент, а также предварительной публикации и «пробы пера»; раннего доступа к ещё не опубликованному от имени автора медиа-контенту и возможности повлиять на </text:span><text:span text:style-name="T26">конечную авторскую работу.</text:span></text:p>
      <text:h text:style-name="P33" text:outline-level="2"><text:bookmark-start text:name="__RefHeading___Toc288_4037429287"/>2.2. Цель разработки <text:span text:style-name="T25">ИС</text:span><text:bookmark-end text:name="__RefHeading___Toc288_4037429287"/></text:h>
      <text:p text:style-name="P9">Целью разработки <text:span text:style-name="T26">системы</text:span> является создание веб-ресурса <text:span text:style-name="T26">для предоставления анонимной критики, а также демонстрации профессиональных навыков для защиты выпускной квалификационной работы в ВУЗе.</text:span></text:p>
      <text:h text:style-name="P33" text:outline-level="2"><text:bookmark-start text:name="__RefHeading___Toc290_4037429287"/>2.3. Целевая аудитория<text:bookmark-end text:name="__RefHeading___Toc290_4037429287"/></text:h>
      <text:p text:style-name="P16">Авторы разнообразного медиа-контента и его потребители.</text:p>
      <text:h text:style-name="Heading_20_1" text:outline-level="1"><text:bookmark-start text:name="__RefHeading___Toc231_1684008441"/>3. <text:span text:style-name="T5">Требования к </text:span><text:span text:style-name="T27">системе</text:span><text:bookmark-end text:name="__RefHeading___Toc231_1684008441"/></text:h>
      <text:h text:style-name="P34" text:outline-level="2"><text:bookmark-start text:name="__RefHeading___Toc292_4037429287"/><text:span text:style-name="T23">3.1. Требования к </text:span><text:span text:style-name="T21">системе в целом</text:span><text:bookmark-end text:name="__RefHeading___Toc292_4037429287"/></text:h>
      <text:p text:style-name="P14">Веб-ресурс должен располагаться на доменном имени «critiq.ru». Домен верхнего уровня может варьироваться (прим. critiq.net, critiq.me, critiq.su и т. п.).</text:p>
      <text:p text:style-name="P46">Веб-ресурс должен обладать хотя бы одним из популярных методов авторизации oAuth (предп. Google).</text:p>
      <text:h text:style-name="P35" text:outline-level="2"><text:bookmark-start text:name="__RefHeading___Toc294_4037429287"/>3.2. Требования к функци<text:span text:style-name="T27">ям (задачам), выполняемым системой</text:span><text:bookmark-end text:name="__RefHeading___Toc294_4037429287"/></text:h>
      <text:p text:style-name="P18">Веб-ресурс должен иметь систему очков «кармы». Очки должны иметь название «qoin». Очки тратятся на публикацию контента и могут быть приобретены за реальные деньги. <text:span text:style-name="T29">Для получения очков пользователи должны оставлять критику на медиа-контент других авторов (критика должна пройти модерацию). Авторы могут бесплатно вознаграждать определённое кол-во </text:span><text:soft-page-break/><text:span text:style-name="T29">критиков дополнительными очками. За подтверждение уникальности аккаунта через номер телефона можно получить бонусное кол-во очков.</text:span></text:p>
      <text:p text:style-name="P19">Формат публикуемого медиа-контента может варьироваться. Допускается любой формат, если для его публикации используется ссылка на внешние сервисы. К публикации на внутренние сервисы веб-ресурса допускаются только текстовые форматы (txt, pdf, epub, odt, doc(x) и т. п.) и изображения (png, jpeg, bmp, gif и т. п.).</text:p>
      <text:p text:style-name="P19">Публикация/критика проходит модерацию: обязательную машинную и случайную ручную. При провале машинной модерации проводится решающая ручная проверка. За нарушения правил использования сервиса наказания могут варьироваться, начиная бездействием и заканчивая удалением аккаунта.</text:p>
      <text:p text:style-name="P19">После публикации автор может в любой момент закрыть её или удалить. После удаления публикация должна быть доступна к восстановлению следующие 24 часа, после чего должна быть безвозвратно удалена. После удаления публикации веб-ресурс не обязуется защищать авторское право автора.</text:p>
      <text:h text:style-name="P36" text:outline-level="2"><text:bookmark-start text:name="__RefHeading___Toc1006_3395172683"/>3.3. Требования к оформлению<text:bookmark-end text:name="__RefHeading___Toc1006_3395172683"/></text:h>
      <text:p text:style-name="P18">Веб-ресурс должен <text:span text:style-name="T9">обладать светлой и тёмной темами оформления и иметь возможность переключать тему на лету. Цветовая гамма подбирается на усмотрение дизайнеров, но опорный цвет (цвет бренда) должен быть «orchid» (#AF69EE).</text:span></text:p>
      <text:p text:style-name="P47">Лого веб-ресурса — прописная буква «q» рукописным шрифтом, в цвете бренда.</text:p>
      <text:p text:style-name="P47">Веб-ресурс должен обладать адаптивной вёрсткой.</text:p>
      <text:p text:style-name="P47">Веб-ресурс должен быть выполнен в минималистичном стиле.</text:p>
      <text:h text:style-name="P37" text:outline-level="2"><text:bookmark-start text:name="__RefHeading___Toc296_4037429287"/>3.<text:span text:style-name="T28">4</text:span>. Требования к <text:span text:style-name="T27">видам обеспечения</text:span><text:bookmark-end text:name="__RefHeading___Toc296_4037429287"/></text:h>
      <text:p text:style-name="P20">Веб-ресурс должен быть выполнен современными средствами веб-технологий, такими как: React.js, Node.js, MongoDB. Конкретные средства выбираются командой разработки и согласуются с заказчиком.</text:p>
      <text:p text:style-name="P20">Веб-ресурс должен располагаться на выделенном сервере с гибкими настройками предоставляемых ресурсов. Конкретные решения и конфигурации выбираются командой разработки и согласуются с заказчиком.</text:p>
      <text:h text:style-name="Heading_20_2" text:outline-level="2"><text:bookmark-start text:name="__RefHeading___Toc1008_3395172683"/><text:soft-page-break/>3.<text:span text:style-name="T28">5</text:span>. Требования к конфиденциальности и защите прав пользователей<text:bookmark-end text:name="__RefHeading___Toc1008_3395172683"/></text:h>
      <text:p text:style-name="P48">Личные данные пользователей должны быть скрыты на любых этапах взаимодействия с системой, в т.ч. на этапе модерации, если пользователь явно не указал обратное в настройках.</text:p>
      <text:p text:style-name="P17">Права на интеллектуальную собственность анонимно публикуемого медиаконтента принадлежат автору, даже если его регалии не указаны в публикации. Веб-ресурс обязан способствовать защите авторских прав пользователей в соответсвующих спорах. Веб-ресурс не может использовать факт анонимности публикаций в корыстных целях.</text:p>
      <text:p text:style-name="Text_20_body">Хранение авторского медиа-контента на внутренних сервисах веб-ресурса (прим. база данных) производится только с явным согласием автора.</text:p>
      <text:h text:style-name="P29" text:outline-level="1"><text:bookmark-start text:name="__RefHeading___Toc298_4037429287"/>4. Структура веб-ресурса<text:bookmark-end text:name="__RefHeading___Toc298_4037429287"/></text:h>
      <text:list xml:id="list1031282262" text:style-name="L2">
        <text:list-item>
          <text:p text:style-name="P49">Лендинг.</text:p>
        </text:list-item>
        <text:list-item>
          <text:p text:style-name="P50">О нас.</text:p>
          <text:list>
            <text:list-item>
              <text:p text:style-name="P50">Основная информация.</text:p>
            </text:list-item>
            <text:list-item>
              <text:p text:style-name="P50">Положение о конфиденциальности.</text:p>
            </text:list-item>
            <text:list-item>
              <text:p text:style-name="P50">Условия использования.</text:p>
            </text:list-item>
            <text:list-item>
              <text:p text:style-name="P50">О защите авторских прав.</text:p>
            </text:list-item>
          </text:list>
        </text:list-item>
        <text:list-item>
          <text:p text:style-name="P49">Страница авторизации + форма регистрации.</text:p>
        </text:list-item>
        <text:list-item>
          <text:p text:style-name="P49">Личный кабинет.</text:p>
          <text:list>
            <text:list-item>
              <text:p text:style-name="P49">Карточка пользователя.</text:p>
              <text:list>
                <text:list-item>
                  <text:p text:style-name="P49">Информация и статистика.</text:p>
                </text:list-item>
                <text:list-item>
                  <text:p text:style-name="P49">Qoin менеджмент.</text:p>
                </text:list-item>
              </text:list>
            </text:list-item>
            <text:list-item>
              <text:p text:style-name="P49">Менеджер контента.</text:p>
            </text:list-item>
            <text:list-item>
              <text:p text:style-name="P49">Настройки аккаунта.</text:p>
              <text:list>
                <text:list-item>
                  <text:p text:style-name="P49">Общие.</text:p>
                </text:list-item>
                <text:list-item>
                  <text:p text:style-name="P49">Публикация контента.</text:p>
                </text:list-item>
                <text:list-item>
                  <text:p text:style-name="P49"><text:soft-page-break/>Безопасность и конфиденциальность.</text:p>
                </text:list-item>
              </text:list>
            </text:list-item>
          </text:list>
        </text:list-item>
        <text:list-item>
          <text:p text:style-name="P49">Список публикаций, открытых к критике.</text:p>
        </text:list-item>
        <text:list-item>
          <text:p text:style-name="P49">Страница публикации.</text:p>
          <text:list>
            <text:list-item>
              <text:p text:style-name="P49">Описание публикации.</text:p>
            </text:list-item>
            <text:list-item>
              <text:p text:style-name="P49">Просмотр / ссылка.</text:p>
            </text:list-item>
            <text:list-item>
              <text:p text:style-name="P49">Форма для критики.</text:p>
            </text:list-item>
          </text:list>
        </text:list-item>
        <text:list-item>
          <text:p text:style-name="P49">Форма создания/<text:span text:style-name="T32">редактирования</text:span> публикации.</text:p>
          <text:list>
            <text:list-item>
              <text:p text:style-name="P49">Описание.</text:p>
            </text:list-item>
            <text:list-item>
              <text:p text:style-name="P49">Настройки публикации.</text:p>
            </text:list-item>
            <text:list-item>
              <text:p text:style-name="P49">Контент.</text:p>
            </text:list-item>
          </text:list>
        </text:list-item>
      </text:list>
      <text:h text:style-name="P29" text:outline-level="1"><text:bookmark-start text:name="__RefHeading___Toc298_40374292871"/><text:span text:style-name="T27">5</text:span>. <text:span text:style-name="T27">Описание разделов </text:span>веб-ресурса<text:bookmark-end text:name="__RefHeading___Toc298_40374292871"/></text:h>
      <text:h text:style-name="P38" text:outline-level="2"><text:bookmark-start text:name="__RefHeading___Toc300_40374292872"/><text:span text:style-name="T27">5</text:span>.1. <text:span text:style-name="T30">Лендинг</text:span><text:bookmark-end text:name="__RefHeading___Toc300_40374292872"/></text:h>
      <text:p text:style-name="P21">Раздел должен содержать основные положения ресурса и краткий экскурс в принцип его работы и <text:span text:style-name="T31">предоставляемые им возможности. Лендинг не должен быть перегружен информацией и содержать лишь тезисы. Все детали необходимо спрятать в выпадающие аннотации.</text:span></text:p>
      <text:p text:style-name="P22">Раздел должен предлагать пользователю зарегистрироваться / войти и располагать соответствующими кнопками.</text:p>
      <text:h text:style-name="Heading_20_2" text:outline-level="2"><text:bookmark-start text:name="__RefHeading___Toc1174_3395172683"/>5.2. О <text:span text:style-name="T31">нас</text:span><text:bookmark-end text:name="__RefHeading___Toc1174_3395172683"/></text:h>
      <text:p text:style-name="P22">Раздел должен содержать подробную информацию о принципах работы ресурса, его положениям и его функционалу, а также все легальные подразделы, такие как Положение о конфиденциальности, Условия использования и О защите авторских прав.</text:p>
      <text:p text:style-name="P22">Подразделы должны быть структурно разделены на отдельные страницы. Переход между ними должен осуществляться по ссылкам, доступным на любом из данных подразделов.</text:p>
      <text:h text:style-name="Heading_20_2" text:outline-level="2"><text:bookmark-start text:name="__RefHeading___Toc1176_3395172683"/><text:soft-page-break/>5.3. Страница авторизации <text:span text:style-name="T31">и регистрации</text:span><text:bookmark-end text:name="__RefHeading___Toc1176_3395172683"/></text:h>
      <text:p text:style-name="P22">Раздел должен иметь возможность авторизации при помощи выбранного(их) метода(ов) авторизации oAuth. Авторизация через форму логин-пароль в ближайшем будущем не планируется.</text:p>
      <text:p text:style-name="P22">При создании нового аккаунта необходимо переводить пользователя на форму регистрации, в которой указывается информация, необходимая для создания нового аккаунта.</text:p>
      <text:h text:style-name="Heading_20_2" text:outline-level="2"><text:bookmark-start text:name="__RefHeading___Toc1178_3395172683"/>5.4. Личный кабинет<text:bookmark-end text:name="__RefHeading___Toc1178_3395172683"/></text:h>
      <text:p text:style-name="P22">Раздел должен состоять из подразделов, переход между которыми производится через «табы» без перезагрузки страницы.</text:p>
      <text:h text:style-name="Heading_20_3" text:outline-level="3"><text:bookmark-start text:name="__RefHeading___Toc1180_3395172683"/>5.4.1. Карточка пользователя<text:bookmark-end text:name="__RefHeading___Toc1180_3395172683"/></text:h>
      <text:p text:style-name="P51">Подраздел должен содержать основную информацию и статистику о пользователе и секцию менеджмента очков «qoin».</text:p>
      <text:p text:style-name="P51">Основная информация и статистика включает в себя дату регистрации, кол-во публикаций и рецензий и пр.</text:p>
      <text:p text:style-name="P51">Менеджмент очков включает в себя статистику о приходах и расходах очков, а также функционал покупки очков через внешний сервис оплаты.</text:p>
      <text:h text:style-name="Heading_20_3" text:outline-level="3">5.4.2. Менеджер контента</text:h>
      <text:p text:style-name="P51">Подраздел должен содержать список созданного контента с возможностью перехода на страницу редактирования оной, кнопку создания новой публикации и расширенную статистику по публикациям.</text:p>
      <text:h text:style-name="Heading_20_3" text:outline-level="3">5.4.3. Настройки аккаунта</text:h>
      <text:p text:style-name="P51">Подраздел должен содержать следующие секции: общие настройки, настройки публикации, настройки безопасности и конфиденциальности.</text:p>
      <text:p text:style-name="P51">Общие настройки включают в себя поля с основной информацией о пользователе.</text:p>
      <text:p text:style-name="P51">Настройки публикации включают в себя поля для задания полей новой публикации по умолчанию.</text:p>
      <text:p text:style-name="P51">Настройки безопасности и конфиденциальности включают в себя управление oAuth, настройку восстановления аккаунта, функционал <text:soft-page-break/>подтверждения уникальности аккаунта через номер телефона, а также галочки для <text:span text:style-name="T33">разрешения просмотра данных аккаунта модерацией и хранения авторского контента во внутренних сервисах ресурса.</text:span></text:p>
      <text:h text:style-name="Heading_20_2" text:outline-level="2">5.5. Список публикаций, открытых к критике</text:h>
      <text:p text:style-name="P52">Раздел должен содержать список карточек публикаций, открытых к критике и прошедших модерацию.</text:p>
      <text:p text:style-name="P52">Карточка публикации представляет из себя выжимку (описание) контента, предполагаемое вознаграждение за критику, а также кнопку для скрытия публикации (со всплывающим окном для подтверждения действия).</text:p>
      <text:p text:style-name="P52">При нажатии на текст карточки происходит переход на страницу публикации.</text:p>
      <text:h text:style-name="Heading_20_2" text:outline-level="2"><text:span text:style-name="T33">5.6. </text:span>Страница публикации</text:h>
      <text:p text:style-name="P52">Раздел должен состоять из трёх секций: описания публикации, контента и формы для отправки критики.</text:p>
      <text:p text:style-name="P52">Описание публикации подразумевает текст описания и доступную информацию о публикации.</text:p>
      <text:p text:style-name="P52">Контент подразумевает текстовый блок, изображение или онлайн-ридер для документа, либо ссылку на внешний источник.</text:p>
      <text:p text:style-name="P52">Форма для отправки критики подразумевает текстовое поле с возможностью гиперразметки и кнопку отправки на модерацию.</text:p>
      <text:h text:style-name="Heading_20_2" text:outline-level="2"><text:span text:style-name="T33">5.7. </text:span>Форма создания/<text:span text:style-name="T32">редактирования</text:span> публикации</text:h>
      <text:p text:style-name="P52">Раздел представляет из себя форму, состоящую из трёх секций: описания, настроек и контента.</text:p>
      <text:p text:style-name="P52">Описание публикации подразумевает текстовое поле с возможностью гиперразметки для текстового описания.</text:p>
      <text:p text:style-name="P52">Настройки публикации подразумевают опции и галочки для настроек условий, вознаграждения (от него зависит стоимость публикации — больше вознаграждение = больше стоимость) и <text:span text:style-name="T34">предпочтений (грубость в критике, нецензурная речь, т. п.), а также галочку «Опубликовать после одобрения модерацией».</text:span></text:p>
      <text:p text:style-name="P53"><text:soft-page-break/>Секция контента подразумевает поле опций, переключающая три варианта: текстовое поле с возможностью гиперразметки, drag-n-drop область с кнопкой для прикрепления файлов, поле для указания ссылки с возможностью дать ссылке название и создавать несколько ссылко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4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4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align="justify" style:justify-single-word="false" fo:text-indent="0.4925in" style:auto-text-indent="false"/>
      <style:text-properties fo:font-size="13pt" officeooo:rsid="002debb2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Droid Sans Devanagari" style:font-family-complex="'Droid Sans Devanagari'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a049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Стр.</text:span><text:page-number text:select-page="current">10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3T16:51:29.074067252</meta:creation-date>
    <dc:date>2022-02-14T20:48:51.394985539</dc:date>
    <meta:editing-duration>PT1H56M36S</meta:editing-duration>
    <meta:editing-cycles>17</meta:editing-cycles>
    <meta:generator>LibreOffice/7.3.0.3$Linux_X86_64 LibreOffice_project/30$Build-3</meta:generator>
    <meta:document-statistic meta:table-count="0" meta:image-count="0" meta:object-count="0" meta:page-count="10" meta:paragraph-count="138" meta:word-count="1407" meta:character-count="10769" meta:non-whitespace-character-count="9521"/>
  </office:meta>
</office:document-meta>
</file>